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>
        <style:tab-stops>
          <style:tab-stop style:position="2.8646in"/>
        </style:tab-stops>
      </style:paragraph-properties>
      <style:text-properties fo:font-size="18pt" fo:font-weight="bold" officeooo:rsid="0004ce23" officeooo:paragraph-rsid="0004ce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2.8646in"/>
        </style:tab-stops>
      </style:paragraph-properties>
      <style:text-properties fo:font-size="14pt" fo:font-weight="bold" officeooo:rsid="0004ce23" officeooo:paragraph-rsid="0004ce2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8646in"/>
        </style:tab-stops>
      </style:paragraph-properties>
      <style:text-properties fo:font-size="12pt" fo:font-weight="bold" officeooo:rsid="0004ce23" officeooo:paragraph-rsid="0004ce2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2.8646in"/>
        </style:tab-stops>
      </style:paragraph-properties>
      <style:text-properties fo:font-size="12pt" fo:font-weight="normal" officeooo:rsid="0004ce23" officeooo:paragraph-rsid="0004ce23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CSCE 345 / 3401 – Operating Systems</text:p>
      <text:p text:style-name="P2">Prof. Amr El-Kadi</text:p>
      <text:p text:style-name="P2">Project II Report</text:p>
      <text:p text:style-name="P2"/>
      <text:p text:style-name="P2"/>
      <text:p text:style-name="P2"/>
      <text:p text:style-name="P2"/>
      <text:p text:style-name="P2">Ahmed A. Agiza</text:p>
      <text:p text:style-name="P2">Mohammed R. Anan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Introduction:</text:p>
      <text:p text:style-name="P5"/>
      <text:p text:style-name="P5">The project's goal is to implement a new system call that loops over the current processes' task_struct's, query the open ports and report the listening processes back to the user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8:36:38.342157455</meta:creation-date>
    <meta:generator>LibreOffice/4.2.8.2$Linux_X86_64 LibreOffice_project/420m0$Build-2</meta:generator>
    <dc:date>2015-05-13T09:19:55.499689445</dc:date>
    <meta:editing-duration>P0D</meta:editing-duration>
    <meta:editing-cycles>1</meta:editing-cycles>
    <meta:document-statistic meta:table-count="0" meta:image-count="0" meta:object-count="0" meta:page-count="2" meta:paragraph-count="7" meta:word-count="50" meta:character-count="301" meta:non-whitespace-character-count="255"/>
  </office:meta>
</office:document-meta>
</file>